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-TP1</text:p>
      <text:p text:style-name="P1">Test des commandes de base</text:p>
      <text:p text:style-name="P1"/>
      <text:p text:style-name="P2">1°) commande 'pwd'. → répertoire /home/tomas.</text:p>
      <text:p text:style-name="P2"/>
      <text:p text:style-name="P2">2°)commande 'mkdir Exercices'</text:p>
      <text:p text:style-name="P2"/>
      <text:p text:style-name="P2">3°)nano exo1.txt</text:p>
      <text:p text:style-name="P2"/>
      <text:p text:style-name="P2">4°)date &gt;&gt; essai.txt</text:p>
      <text:p text:style-name="P2"/>
      <text:p text:style-name="P2">5°) mkdir tp1 tp2</text:p>
      <text:p text:style-name="P2"/>
      <text:p text:style-name="P2">6°) mv exo1.txt essai.txt tp1</text:p>
      <text:p text:style-name="P2"/>
      <text:p text:style-name="P2">7°)cat tp1/*.txt</text:p>
      <text:p text:style-name="P2"/>
      <text:p text:style-name="P2">8°)touch fic1.txt fic2.txt fic3.txt</text:p>
      <text:p text:style-name="P2"/>
      <text:p text:style-name="P2">9°)mkdir sauvetp1</text:p>
      <text:p text:style-name="P2"/>
      <text:p text:style-name="P2">10°)cp tp1/* sauvetp1</text:p>
      <text:p text:style-name="P2"/>
      <text:p text:style-name="P2">11°)tar cvf sauvetp1/tp1.tar sauvetp1/*.txt</text:p>
      <text:p text:style-name="P2"/>
      <text:p text:style-name="P2">12°)rm sauvetp1/*.txt</text:p>
      <text:p text:style-name="P2"/>
      <text:p text:style-name="P2">13°)mkdir Vérif</text:p>
      <text:p text:style-name="P2"/>
      <text:p text:style-name="P2">14°)tar xvf sauvetp1/tp1.tar -C Vérif</text:p>
      <text:p text:style-name="P2"/>
      <text:p text:style-name="P2">15°)ls Vérif &gt;&gt; contenutp1.txt</text:p>
      <text:p text:style-name="P2"/>
      <text:p text:style-name="P2">16°)rm -rv Vérif</text:p>
      <text:p text:style-name="P2"><text:soft-page-break/>17°)ls – l</text:p>
      <text:p text:style-name="P2"/>
      <text:p text:style-name="P2"/>
      <text:p text:style-name="P2"/>
      <text:p text:style-name="P2">18°)cd / ls</text:p>
      <text:p text:style-name="P2">-/bin</text:p>
      <text:p text:style-name="P2">-/dev</text:p>
      <text:p text:style-name="P2">/home</text:p>
      <text:p text:style-name="P2">/lib</text:p>
      <text:p text:style-name="P2">/lost+found</text:p>
      <text:p text:style-name="P2">/mnt</text:p>
      <text:p text:style-name="P2">/proc</text:p>
      <text:p text:style-name="P2">/run</text:p>
      <text:p text:style-name="P2">/srv</text:p>
      <text:p text:style-name="P2">/tmp</text:p>
      <text:p text:style-name="P2">/var</text:p>
      <text:p text:style-name="P2">/boot</text:p>
      <text:p text:style-name="P2">/etc</text:p>
      <text:p text:style-name="P2">/initrd.img</text:p>
      <text:p text:style-name="P2">/lib64</text:p>
      <text:p text:style-name="P2">/media</text:p>
      <text:p text:style-name="P2">/opt</text:p>
      <text:p text:style-name="P2">/root</text:p>
      <text:p text:style-name="P2">/sbin</text:p>
      <text:p text:style-name="P2">/sys</text:p>
      <text:p text:style-name="P2">/usr</text:p>
      <text:p text:style-name="P2">/vmlinuz</text:p>
      <text:p text:style-name="P2"/>
      <text:p text:style-name="P2">19°)find passwd</text:p>
      <text:p text:style-name="P2"/>
      <text:p text:style-name="P2">20°)cp /etc/passwd /home/tomas/Exercices/tp1</text:p>
      <text:p text:style-name="P2"/>
      <text:p text:style-name="P2">21°)cat | grep 'tomas' passwd</text:p>
      <text:p text:style-name="P2"/>
      <text:p text:style-name="P2">22°)vi testshell</text:p>
      <text:p text:style-name="P2"><text:soft-page-break/>i</text:p>
      <text:p text:style-name="P2">echo bonjour</text:p>
      <text:p text:style-name="P2">echap</text:p>
      <text:p text:style-name="P2">:x</text:p>
      <text:p text:style-name="P2"/>
      <text:p text:style-name="P2">23°) chmod u+x testshell</text:p>
      <text:p text:style-name="P2"/>
      <text:p text:style-name="P2">24°) ./testsh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11-10T11:28:06.30</meta:creation-date>
    <dc:date>2015-12-01T10:56:38.66</dc:date>
    <dc:creator>Tomas Lutau</dc:creator>
    <meta:editing-duration>PT2H14M41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3" meta:paragraph-count="52" meta:word-count="111" meta:character-count="744"/>
  </office:meta>
</office:document-meta>
</file>